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center" style:justify-single-word="false" fo:text-indent="0cm" style:auto-text-indent="false" style:page-number="auto"/>
      <style:text-properties fo:color="#000000" style:font-name="Geneva" fo:font-size="12pt" fo:font-weight="bold" style:font-name-asian="Geneva" style:font-size-asian="12pt" style:font-weight-asian="bold" style:font-name-complex="Geneva" style:font-size-complex="12pt" style:font-weight-complex="bold"/>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style:font-name-asian="Geneva" style:font-size-asian="12pt" style:font-name-complex="Geneva"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officeooo:rsid="0019ac8d" officeooo:paragraph-rsid="0019ac8d" style:font-name-asian="Geneva" style:font-size-asian="12pt" style:font-name-complex="Geneva"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fo:font-weight="bold" style:font-name-asian="Geneva" style:font-size-asian="12pt" style:font-weight-asian="bold" style:font-name-complex="Geneva" style:font-size-complex="12pt" style:font-weight-complex="bold"/>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Geneva" fo:font-size="12pt" fo:font-weight="bold" style:font-name-asian="Geneva" style:font-size-asian="12pt" style:font-weight-asian="bold" style:font-name-complex="Geneva"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fo:font-weight="bold" officeooo:rsid="0019ac8d" officeooo:paragraph-rsid="0019ac8d" style:font-name-asian="Geneva" style:font-size-asian="12pt" style:font-weight-asian="bold" style:font-name-complex="Geneva"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fo:font-weight="normal" officeooo:rsid="0019ac8d" officeooo:paragraph-rsid="0019ac8d" style:font-name-asian="Geneva" style:font-size-asian="12pt" style:font-weight-asian="normal" style:font-name-complex="Geneva" style:font-size-complex="12pt"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19ac8d" officeooo:paragraph-rsid="0019ac8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19ac8d"/>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font-name="Geneva" fo:font-size="12pt" officeooo:rsid="0019ac8d" style:font-name-asian="Geneva" style:font-size-asian="12pt" style:font-name-complex="Geneva" style:font-size-complex="12pt"/>
    </style:style>
    <style:style style:name="T3" style:family="text">
      <style:text-properties fo:color="#000000" style:font-name="Geneva" fo:font-size="12pt" fo:language="en" fo:country="US" style:font-name-asian="Geneva" style:font-size-asian="12pt" style:font-name-complex="Geneva" style:font-size-complex="12pt"/>
    </style:style>
    <style:style style:name="T4" style:family="text">
      <style:text-properties fo:color="#000000" style:font-name="Geneva" fo:font-size="12pt" fo:language="en" fo:country="US" officeooo:rsid="0019ac8d" style:font-name-asian="Geneva" style:font-size-asian="12pt" style:font-name-complex="Geneva" style:font-size-complex="12pt"/>
    </style:style>
    <style:style style:name="T5" style:family="text">
      <style:text-properties officeooo:rsid="0019ac8d"/>
    </style:style>
    <style:style style:name="T6" style:family="text">
      <style:text-properties fo:language="en" fo:country="US"/>
    </style:style>
    <style:style style:name="T7" style:family="text">
      <style:text-properties fo:language="en" fo:country="US" officeooo:rsid="0019ac8d"/>
    </style:style>
    <style:style style:name="T8" style:family="text">
      <style:text-properties fo:language="sk" fo:country="SK" officeooo:rsid="0019ac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alth application manual </text:p>
      <text:p text:style-name="P6"/>
      <text:p text:style-name="P4"><text:span text:style-name="T6"><text:s text:c="7"/></text:span></text:p>
      <text:p text:style-name="P4"><text:span text:style-name="T6">This manual give you basic information about health application. The app is designed mainly for people who would like to live more healthy. Also it can be used by sportsmen, and another people. Application is designed for Nexus 5.</text:span></text:p>
      <text:p text:style-name="P3"/>
      <text:p text:style-name="P5">Navigation </text:p>
      <text:p text:style-name="P9"><text:span text:style-name="T1">Navigation trough app is realized by menu which is located in the right cornet marker by three vertical dots. After click on this three dots you will see some options. After clicking on the some option you will see different screen with different options which will be described later. </text:span></text:p>
      <text:p text:style-name="P3"/>
      <text:p text:style-name="P5">Main screen </text:p>
      <text:p text:style-name="P10"><text:span text:style-name="T2">After clicking on the app icon it will show you splash screen. After finish loading app you will the main screen. On the main screen you can recognized two seek bars where you can set up your actual weight and your target weight that you would like to loose. After clicking button under seek bars you save these values, and you can see them whenever you return to this screen. Below button is the graph with calories burn over last week. Each bar in the graph represent the value of calories burnt per this day. On the main screen you will how many days you have to practice to reach your target weight. You can navigate to this screen trough menu and options Overview. <text:s/></text:span><text:span text:style-name="T1"><text:s/></text:span></text:p>
      <text:p text:style-name="P3"/>
      <text:p text:style-name="P5">Meals </text:p>
      <text:p text:style-name="P1"><text:span text:style-name="T1">You can navigate to this screen by clicking Meals option in the menu. On this screen you can set the meal that you ate at the certain day, also portions and by clicking the button set date you will set date when you ate. After you click on the save button application will calculate how many calories you ate and you can check you meals bellow save button where you can see the dates. After clicking on the date item it will expand and you will all meals with portions and calories. </text:span></text:p>
      <text:p text:style-name="P3"/>
      <text:p text:style-name="P5">Excercises </text:p>
      <text:p text:style-name="P9"><text:span text:style-name="T1">You can navigate to <text:s/>this screen by clicking Exercises option in the menu. On this screen you can set the exercise that you did at the certain day, also duration in minutes and by clicking the button set date you will set date when you did exercise. After you click on the save button application will calculate how many calories you burnt by exercise and you can check you exercise <text:s/>bellow save button where you can see the dates. After clicking on the date item it will expand and you will all exercises with duration in minutes and calories burnt. </text:span></text:p>
      <text:p text:style-name="P3"/>
      <text:p text:style-name="P5">BMI calculation </text:p>
      <text:p text:style-name="P9"><text:span text:style-name="T1">You can navigate to this screen by clicking BMI option in the menu. On this screen you can calculate your BMI index according your age, height and weight. You can change metric unit by clicking on the select box near seek bars. Calculation is triggered by changing values in the seek bars. <text:s/></text:span></text:p>
      <text:p text:style-name="P5"/>
      <text:p text:style-name="P5"><text:soft-page-break/>About </text:p>
      <text:p text:style-name="P1"><text:span text:style-name="T1">You can navigate to this screen by clicking About option in the menu. On this screen you can see basic information about author, version of </text:span><text:span text:style-name="T3">app</text:span><text:span text:style-name="T4">l</text:span><text:span text:style-name="T3">ication</text:span><text:span text:style-name="T1"> and company. </text:span></text:p>
      <text:p text:style-name="P3"/>
      <text:p text:style-name="P5">Help </text:p>
      <text:p text:style-name="P1"><text:span text:style-name="T1">You can navigate to this screen by clicking Help option in the menu. On this screen you gain basic help information. Or you can call by clicking on the button to our 24/7 support. </text:span></text:p>
      <text:p text:style-name="P3"/>
      <text:p text:style-name="P5">Requirements </text:p>
      <text:p text:style-name="P3">Health application requires minimal 5.0 version of Android OS(Lollipop). Memory and CPU requirements are very low. <text:span text:style-name="T5">Application is designed for </text:span><text:span text:style-name="T7">N</text:span><text:span text:style-name="T5">exus 5 with resolution 1080x1920 with size 4,95</text:span><text:span text:style-name="T7">'' </text:span><text:span text:style-name="T8">and density </text:span><text:span text:style-name="T7">xxhdpi.</text:span></text:p>
      <text:p text:style-name="P5"><text:span text:style-name="T7"/></text:p>
      <text:p text:style-name="P7"><text:span text:style-name="T6">Testing </text:span></text:p>
      <text:p text:style-name="P8"><text:span text:style-name="T6">Application was tested on Windows 8.1 Pro 64bit with Java 7 Update 75 and Android studio 1.1.0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5-05-07T18:38:05.543000000</dc:date>
    <meta:editing-duration>PT16S</meta:editing-duration>
    <meta:editing-cycles>1</meta:editing-cycles>
    <meta:document-statistic meta:table-count="0" meta:image-count="0" meta:object-count="0" meta:page-count="2" meta:paragraph-count="21" meta:word-count="580" meta:character-count="3287" meta:non-whitespace-character-count="2697"/>
  </office:meta>
</office:document-meta>
</file>